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15">
      <style:paragraph-properties fo:margin-left="0.5in" fo:margin-right="0in" fo:margin-top="0.1665in" fo:margin-bottom="0.1665in" loext:contextual-spacing="false" fo:line-height="100%" fo:text-indent="-0.25in" style:auto-text-indent="false"/>
    </style:style>
    <style:style style:name="P70" style:family="paragraph" style:parent-style-name="Standard" style:list-style-name="WWNum26">
      <style:paragraph-properties fo:margin-left="0.5in" fo:margin-right="0in" fo:margin-top="0.1665in" fo:margin-bottom="0.1665in" loext:contextual-spacing="false" fo:line-height="100%" fo:text-indent="-0.25in" style:auto-text-indent="false"/>
    </style:style>
    <style:style style:name="P71" style:family="paragraph" style:parent-style-name="Standard">
      <style:paragraph-properties fo:margin-left="0.5in" fo:margin-right="0in" fo:margin-top="0.1665in" fo:margin-bottom="0.1665in" loext:contextual-spacing="false" fo:line-height="100%" fo:text-indent="0in" style:auto-text-indent="false"/>
    </style:style>
    <style:style style:name="P72" style:family="paragraph" style:parent-style-name="Standard">
      <style:paragraph-properties fo:margin-left="0in" fo:margin-right="0in" fo:margin-top="0.1665in" fo:margin-bottom="0.1665in" loext:contextual-spacing="false" fo:line-height="100%" fo:text-indent="0.5in" style:auto-text-indent="false"/>
    </style:style>
    <style:style style:name="P73" style:family="paragraph" style:parent-style-name="Standard">
      <style:paragraph-properties fo:margin-left="0in" fo:margin-right="0in" fo:margin-top="0.1665in" fo:margin-bottom="0.1665in" loext:contextual-spacing="false" fo:line-height="100%" fo:text-indent="0in" style:auto-text-indent="false"/>
    </style:style>
    <style:style style:name="P74" style:family="paragraph" style:parent-style-name="Standard">
      <style:paragraph-properties fo:margin-left="0in" fo:margin-right="0in" fo:margin-top="0.1665in" fo:margin-bottom="0.1665in" loext:contextual-spacing="false" fo:line-height="100%" fo:text-indent="0in" style:auto-text-indent="false"/>
      <style:text-properties fo:color="#188038" style:font-name="Roboto Mono" style:font-name-asian="Roboto Mono1" style:font-name-complex="Roboto Mono1"/>
    </style:style>
    <style:style style:name="P75"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76"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77"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78" style:family="paragraph" style:parent-style-name="Standard" style:list-style-name="WWNum27">
      <style:paragraph-properties fo:margin-left="1in" fo:margin-right="0in" fo:margin-top="0in" fo:margin-bottom="0in" loext:contextual-spacing="false" fo:line-height="100%" fo:text-indent="-0.25in" style:auto-text-indent="false"/>
    </style:style>
    <style:style style:name="P79"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80"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81"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82" style:family="paragraph" style:parent-style-name="Standard" style:list-style-name="WWNum18">
      <style:paragraph-properties fo:margin-left="1in" fo:margin-right="0in" fo:margin-top="0in" fo:margin-bottom="0.1665in" loext:contextual-spacing="false" fo:line-height="100%" fo:text-indent="-0.25in" style:auto-text-indent="false"/>
    </style:style>
    <style:style style:name="P83" style:family="paragraph" style:parent-style-name="Standard" style:list-style-name="WWNum14">
      <style:paragraph-properties fo:margin-left="1in" fo:margin-right="0in" fo:margin-top="0in" fo:margin-bottom="0.1665in" loext:contextual-spacing="false" fo:line-height="100%" fo:text-indent="-0.25in" style:auto-text-indent="false"/>
    </style:style>
    <style:style style:name="P84"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85" style:family="paragraph" style:parent-style-name="Standard" style:list-style-name="WWNum27">
      <style:paragraph-properties fo:margin-left="1in" fo:margin-right="0in" fo:margin-top="0in" fo:margin-bottom="0.1665in" loext:contextual-spacing="false" fo:line-height="100%" fo:text-indent="-0.25in" style:auto-text-indent="false"/>
    </style:style>
    <style:style style:name="P86" style:family="paragraph" style:parent-style-name="Standard" style:list-style-name="WWNum11">
      <style:paragraph-properties fo:margin-left="1in" fo:margin-right="0in" fo:margin-top="0in" fo:margin-bottom="0.1665in" loext:contextual-spacing="false" fo:line-height="100%" fo:text-indent="-0.25in" style:auto-text-indent="false"/>
    </style:style>
    <style:style style:name="P87" style:family="paragraph" style:parent-style-name="Standard" style:list-style-name="WWNum22">
      <style:paragraph-properties fo:margin-left="1in" fo:margin-right="0in" fo:margin-top="0in" fo:margin-bottom="0.1665in" loext:contextual-spacing="false" fo:line-height="100%" fo:text-indent="-0.25in" style:auto-text-indent="false"/>
    </style:style>
    <style:style style:name="P88"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89" style:family="paragraph" style:parent-style-name="Standard">
      <style:paragraph-properties fo:padding="0in" fo:border="none"/>
    </style:style>
    <style:style style:name="P90" style:family="paragraph" style:parent-style-name="Heading_20_1" style:master-page-name="Standard">
      <style:paragraph-properties fo:margin-top="0.3335in" fo:margin-bottom="0.0835in" loext:contextual-spacing="false" fo:line-height="100%" style:page-number="1"/>
    </style:style>
    <style:style style:name="P91" style:family="paragraph" style:parent-style-name="Heading_20_4">
      <style:paragraph-properties fo:margin-top="0.1665in" fo:margin-bottom="0.028in" loext:contextual-spacing="false" fo:line-height="100%"/>
    </style:style>
    <style:style style:name="P92" style:family="paragraph" style:parent-style-name="Heading_20_3">
      <style:paragraph-properties fo:margin-top="0.1945in" fo:margin-bottom="0.0555in" loext:contextual-spacing="false" fo:line-height="100%"/>
    </style:style>
    <style:style style:name="P93" style:family="paragraph" style:parent-style-name="Heading_20_2">
      <style:paragraph-properties fo:margin-top="0.25in" fo:margin-bottom="0.0555in" loext:contextual-spacing="false" fo:line-height="100%"/>
    </style:style>
    <style:style style:name="P94" style:family="paragraph">
      <loext:graphic-properties draw:fill="solid" draw:fill-color="#a0a0a0"/>
      <style:paragraph-properties fo:text-align="center"/>
    </style:style>
    <style:style style:name="T1" style:family="text">
      <style:text-properties fo:font-size="23pt" style:font-size-asian="23pt" style:font-size-complex="23pt"/>
    </style:style>
    <style:style style:name="T2" style:family="text">
      <style:text-properties fo:font-size="17pt" style:font-size-asian="17pt" style:font-size-complex="17pt"/>
    </style:style>
    <style:style style:name="T3" style:family="text">
      <style:text-properties fo:font-weight="bold" style:font-weight-asian="bold"/>
    </style:style>
    <style:style style:name="T4" style:family="text">
      <style:text-properties fo:font-size="13pt" style:font-size-asian="13pt" style:font-size-complex="13pt"/>
    </style:style>
    <style:style style:name="T5" style:family="text">
      <style:text-properties fo:color="#188038" style:font-name="Roboto Mono" style:font-name-asian="Roboto Mono1" style:font-name-complex="Roboto Mono1"/>
    </style:style>
    <style:style style:name="T6" style:family="text">
      <style:text-properties fo:color="#188038" style:font-name="Roboto Mono" fo:font-size="13pt" style:font-name-asian="Roboto Mono1" style:font-size-asian="13pt" style:font-name-complex="Roboto Mono1" style:font-size-complex="13pt"/>
    </style:style>
    <style:style style:name="T7" style:family="text">
      <style:text-properties fo:color="#188038" style:font-name="Roboto Mono" fo:font-weight="bold" style:font-name-asian="Roboto Mono1" style:font-weight-asian="bold" style:font-name-complex="Roboto Mono1"/>
    </style:style>
    <style:style style:name="T8" style:family="text">
      <style:text-properties fo:color="#188038" style:font-name="Roboto Mono" fo:font-size="11pt" style:font-name-asian="Roboto Mono1" style:font-size-asian="11pt" style:font-name-complex="Roboto Mono1" style:font-size-complex="11pt"/>
    </style:style>
    <style:style style:name="T9" style:family="text">
      <style:text-properties fo:font-size="11pt" style:font-size-asian="11pt"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y5v065tk2aql"/><text:span text:style-name="T1">Les Bases des Conteneurs et de linux</text:span></text:p>
      <text:p text:style-name="P93"><text:bookmark text:name="_py7u1g1csjql"/><text:span text:style-name="T2">Introduction</text:span></text:p>
      <text:p text:style-name="P1"><text:span text:style-name="T3">Sujet :</text:span> Les bases des conteneurs et de linux<text:line-break/><text:span text:style-name="T3">Professeur :</text:span> Yves Rougy<text:line-break/><text:span text:style-name="T3">Chaîne YouTube :</text:span> yvesrougyFR</text:p>
      <text:p text:style-name="P1">Ce rapport présente les notes du cours sur les bases des conteneurs, organisées de manière plus lisible, avec des détails ajoutés et des erreurs corrigées. L'objectif est de fournir une compréhension approfondie des concepts clés liés aux conteneurs, aux processus, aux systèmes d'exploitation et aux mécanismes de sécurité associés.</text:p>
      <text:p text:style-name="Standard"><draw:rect text:anchor-type="as-char" style:rel-width="100%" draw:z-index="0" draw:style-name="gr1" draw:text-style-name="P94" svg:width="0.0012in" svg:height="0.0213in"><text:p/></draw:rect></text:p>
      <text:p text:style-name="P93"><text:bookmark text:name="_otztxpw45nfa"/><text:span text:style-name="T2">1. Drivers et Sécurité Système</text:span></text:p>
      <text:p text:style-name="P92"><text:bookmark text:name="_yro89uxgtco5"/><text:span text:style-name="T4">1.1 Rôle des Drivers</text:span></text:p>
      <text:p text:style-name="P1">Un <text:span text:style-name="T3">driver</text:span> (ou pilote) est un programme qui sert d'interface entre le système d'exploitation (noyau) et le matériel. Il agit comme un traducteur, permettant au système d'exploitation de communiquer avec les périphériques matériels tels que les claviers, les souris, les imprimantes, etc.</text:p>
      <text:p text:style-name="P92"><text:bookmark text:name="_vgz9glbs4vyo"/><text:span text:style-name="T4">1.2 Antivirus et Anti-Cheat</text:span></text:p>
      <text:p text:style-name="P1">Les logiciels <text:span text:style-name="T3">antivirus</text:span> et les systèmes <text:span text:style-name="T3">anti-triche</text:span> s'exécutent souvent au niveau de la couche des drivers. En opérant à ce niveau bas, ils peuvent surveiller et contrôler les opérations système critiques pour détecter des activités malveillantes ou non autorisées.</text:p>
      <text:p text:style-name="P1">Cependant, cette position privilégiée en fait une cible favorite pour les hackers. Si un hacker parvient à compromettre un driver ou un logiciel s'exécutant à ce niveau, il peut potentiellement obtenir un accès complet au système.</text:p>
      <text:p text:style-name="P92"><text:bookmark text:name="_q0b1hd27cd48"/><text:span text:style-name="T4">1.3 Vulnérabilités et Crashs Systèmes</text:span></text:p>
      <text:p text:style-name="P1">Tout programme qui s'exécute dans l'espace des drivers et qui plante peut entraîner le crash complet de la machine. Étant donné que les drivers interagissent directement avec le matériel et le noyau, une erreur non gérée peut causer des dysfonctionnements critiques, d'où l'importance de la stabilité et de la sécurité des drivers.</text:p>
      <text:p text:style-name="Standard"><draw:rect text:anchor-type="as-char" style:rel-width="100%" draw:z-index="1" draw:style-name="gr1" draw:text-style-name="P94" svg:width="0.0012in" svg:height="0.0213in"><text:p/></draw:rect></text:p>
      <text:p text:style-name="P93"><text:bookmark text:name="_u6mo0xtb7n9f"/><text:span text:style-name="T2">2. Le Rôle du Système d'Exploitation</text:span></text:p>
      <text:p text:style-name="P1">Le système d'exploitation (OS) a pour rôle principal d'exécuter et de gérer les processus. Il fournit un environnement où les applications peuvent fonctionner, gère les ressources matérielles et assure la communication entre les différents processus.</text:p>
      <text:p text:style-name="P92"><text:bookmark text:name="_e71p9crrfgfv"/><text:span text:style-name="T4">2.1 Propriétés des Processus</text:span></text:p>
      <text:p text:style-name="P1">Chaque processus possède plusieurs propriétés essentielles :</text:p>
      <text:list xml:id="list663714147" text:style-name="WWNum17">
        <text:list-item>
          <text:p text:style-name="P2"><text:span text:style-name="T3">PID (Process ID)</text:span> : Identifiant unique du processus.</text:p>
        </text:list-item>
        <text:list-item>
          <text:p text:style-name="P30"><text:span text:style-name="T3">PPID (Parent Process ID)</text:span> : Identifiant du processus parent.</text:p>
        </text:list-item>
        <text:list-item>
          <text:p text:style-name="P30"><text:soft-page-break/><text:span text:style-name="T3">UID (User ID)</text:span> : Identifiant de l'utilisateur propriétaire du processus.</text:p>
        </text:list-item>
        <text:list-item>
          <text:p text:style-name="P30"><text:span text:style-name="T3">GID (Group ID)</text:span> : Identifiant du groupe associé au processus.</text:p>
        </text:list-item>
        <text:list-item>
          <text:p text:style-name="P30"><text:span text:style-name="T3">CWD (Current Working Directory)</text:span> : Répertoire de travail courant du processus.</text:p>
        </text:list-item>
        <text:list-item>
          <text:p text:style-name="P48"><text:span text:style-name="T3">RTD (Root Directory)</text:span> : Répertoire racine du processus, indiquant la racine du système de fichiers pour ce processus.</text:p>
        </text:list-item>
      </text:list>
      <text:p text:style-name="P92"><text:bookmark text:name="_hcj0eajrhebf"/><text:span text:style-name="T4">2.2 Communication Inter-Processus (IPC)</text:span></text:p>
      <text:p text:style-name="P1">Pour permettre aux processus de communiquer entre eux, on utilise des mécanismes d'<text:span text:style-name="T3">Inter-Process Communication (IPC)</text:span>. Les méthodes les plus courantes sont :</text:p>
      <text:list xml:id="list1514436148" text:style-name="WWNum4">
        <text:list-item>
          <text:p text:style-name="P3"><text:span text:style-name="T3">Signaux</text:span> : Mécanismes simples pour envoyer des notifications ou des commandes entre processus.</text:p>
        </text:list-item>
        <text:list-item>
          <text:p text:style-name="P31"><text:span text:style-name="T3">Pipes et Sockets</text:span> : Fichiers spéciaux permettant le transfert de données entre processus.</text:p>
        </text:list-item>
        <text:list-item>
          <text:p text:style-name="P49"><text:span text:style-name="T3">Mémoire partagée</text:span> : Segments de mémoire accessibles par plusieurs processus pour un échange rapide de données.</text:p>
        </text:list-item>
      </text:list>
      <text:p text:style-name="Standard"><draw:rect text:anchor-type="as-char" style:rel-width="100%" draw:z-index="2" draw:style-name="gr1" draw:text-style-name="P94" svg:width="0.0012in" svg:height="0.0213in"><text:p/></draw:rect></text:p>
      <text:p text:style-name="P93"><text:bookmark text:name="_2yb7hsev0ozw"/><text:span text:style-name="T2">3. Shells et Terminaux</text:span></text:p>
      <text:p text:style-name="P92"><text:bookmark text:name="_p58ps739pva"/><text:span text:style-name="T4">3.1 Qu'est-ce qu'un Shell ?</text:span></text:p>
      <text:p text:style-name="P1">Un <text:span text:style-name="T3">shell</text:span> est une interface qui permet aux utilisateurs d'interagir avec le système d'exploitation. Il interprète les commandes entrées par l'utilisateur et exécute les programmes correspondants. Le shell est un processus en cours d'exécution qui sert d'interface entre l'utilisateur et le noyau.</text:p>
      <text:p text:style-name="P1"><text:span text:style-name="T3">Bash</text:span> (Bourne Again SHell) est un exemple courant de shell sous Linux et macOS.</text:p>
      <text:p text:style-name="P92"><text:bookmark text:name="_dagfty9787fd"/><text:span text:style-name="T4">3.2 Rôle du Shell</text:span></text:p>
      <text:p text:style-name="P1">Le shell sert principalement à :</text:p>
      <text:list xml:id="list993164784" text:style-name="WWNum30">
        <text:list-item>
          <text:p text:style-name="P4">Recevoir les commandes de l'utilisateur.</text:p>
        </text:list-item>
        <text:list-item>
          <text:p text:style-name="P32">Interpréter et exécuter ces commandes.</text:p>
        </text:list-item>
        <text:list-item>
          <text:p text:style-name="P32">Gérer les entrées et sorties des processus.</text:p>
        </text:list-item>
        <text:list-item>
          <text:p text:style-name="P50">Fournir des fonctionnalités de scripting pour automatiser des tâches.</text:p>
        </text:list-item>
      </text:list>
      <text:p text:style-name="P92"><text:bookmark text:name="_2w0hyfa0tzkq"/><text:span text:style-name="T4">3.3 Terminaux et Émulateurs de Terminaux</text:span></text:p>
      <text:p text:style-name="P1"><text:soft-page-break/>Un <text:span text:style-name="T3">terminal</text:span> est historiquement un dispositif matériel permettant d'interagir avec un ordinateur (comme un teletype). De nos jours, le terme désigne souvent un <text:span text:style-name="T3">émulateur de terminal</text:span>, qui est un logiciel reproduisant le comportement d'un terminal matériel.</text:p>
      <text:p text:style-name="P1">Les émulateurs de terminaux écrivent sur le <text:span text:style-name="T3">port série</text:span> (ou son équivalent virtuel), et le noyau lit depuis ce port. Les fichiers spéciaux comme <text:span text:style-name="T5">/dev/pts/1</text:span> représentent ces canaux de communication.</text:p>
      <text:p text:style-name="P1">La commande <text:span text:style-name="T5">tty</text:span> permet d'afficher le fichier de périphérique du terminal actuel.</text:p>
      <text:p text:style-name="Standard"><draw:rect text:anchor-type="as-char" style:rel-width="100%" draw:z-index="3" draw:style-name="gr1" draw:text-style-name="P94" svg:width="0.0012in" svg:height="0.0213in"><text:p/></draw:rect></text:p>
      <text:p text:style-name="P93"><text:bookmark text:name="_q0i08bq5bhsc"/><text:span text:style-name="T2">4. Processus en Profondeur</text:span></text:p>
      <text:p text:style-name="P92"><text:bookmark text:name="_p1ws8vuok4sy"/><text:span text:style-name="T4">4.1 Création de Processus avec </text:span><text:span text:style-name="T6">fork()</text:span></text:p>
      <text:p text:style-name="P1">La création de nouveaux processus s'effectue via l'appel système <text:span text:style-name="T5">fork()</text:span>. Cet appel duplique le processus appelant, créant ainsi un processus enfant.</text:p>
      <text:list xml:id="list909252698" text:style-name="WWNum2">
        <text:list-item>
          <text:p text:style-name="P5">Le processus enfant est une copie presque identique du parent.</text:p>
        </text:list-item>
        <text:list-item>
          <text:p text:style-name="P33">Le <text:span text:style-name="T3">PID</text:span> du processus enfant est différent, mais il hérite du <text:span text:style-name="T3">PPID</text:span> du parent.</text:p>
        </text:list-item>
        <text:list-item>
          <text:p text:style-name="P51">Le parent peut choisir d'attendre (<text:span text:style-name="T5">wait()</text:span>) que l'enfant se termine ou continuer son exécution en parallèle.</text:p>
        </text:list-item>
      </text:list>
      <text:p text:style-name="P92"><text:bookmark text:name="_45l2eunonzhg"/><text:span text:style-name="T4">4.2 Exécution de Programmes avec </text:span><text:span text:style-name="T6">exec()</text:span></text:p>
      <text:p text:style-name="P1">Après un <text:span text:style-name="T5">fork()</text:span>, le processus enfant peut remplacer son image mémoire par un nouveau programme en utilisant l'appel système <text:span text:style-name="T5">exec()</text:span>. Par exemple, le shell peut forker puis exécuter la commande <text:span text:style-name="T5">ls</text:span> dans le processus enfant.</text:p>
      <text:p text:style-name="P92"><text:bookmark text:name="_97x86x4ynznt"/><text:span text:style-name="T4">4.3 Terminaison des Processus et Processus Zombies</text:span></text:p>
      <text:p text:style-name="P1">Lorsque le processus enfant se termine, il appelle <text:span text:style-name="T5">exit()</text:span>. Le système conserve des informations sur ce processus jusqu'à ce que le parent récupère le statut de sortie (via <text:span text:style-name="T5">wait()</text:span>). Si le parent ne récupère pas ce statut, le processus enfant reste en état <text:span text:style-name="T3">zombie</text:span>.</text:p>
      <text:p text:style-name="P1">Si le processus parent se termine avant l'enfant, le processus enfant est adopté par le processus <text:span text:style-name="T5">init</text:span> (PID 1) sous Linux.</text:p>
      <text:p text:style-name="P92"><text:bookmark text:name="_ii2ze0hllroc"/><text:span text:style-name="T4">4.4 Arborescence des Processus</text:span></text:p>
      <text:p text:style-name="P1">La commande <text:span text:style-name="T5">pstree</text:span> affiche une arborescence des processus en cours, montrant les relations parent-enfant.</text:p>
      <text:p text:style-name="Standard"><draw:rect text:anchor-type="as-char" style:rel-width="100%" draw:z-index="4" draw:style-name="gr1" draw:text-style-name="P94" svg:width="0.0012in" svg:height="0.0213in"><text:p/></draw:rect></text:p>
      <text:p text:style-name="P93"><text:bookmark text:name="_ui1wtohzuv1j"/><text:span text:style-name="T2">5. Commandes Système Utiles</text:span></text:p>
      <text:p text:style-name="P92"><text:bookmark text:name="_gxsmsskkxa6"/><text:span text:style-name="T4">5.1 </text:span><text:span text:style-name="T6">lsof</text:span><text:span text:style-name="T4"> (List Open Files)</text:span></text:p>
      <text:p text:style-name="P1">La commande <text:span text:style-name="T5">lsof</text:span> permet de lister les fichiers ouverts par les processus. Elle fournit de nombreuses informations, notamment :</text:p>
      <text:list xml:id="list3819529744" text:style-name="WWNum12">
        <text:list-item>
          <text:p text:style-name="P6"><text:soft-page-break/>Les processus écoutant sur des ports réseau.</text:p>
        </text:list-item>
        <text:list-item>
          <text:p text:style-name="P34">Les fichiers ouverts par un processus spécifique (avec l'option <text:span text:style-name="T5">-p</text:span>).</text:p>
        </text:list-item>
        <text:list-item>
          <text:p text:style-name="P52">Les permissions et types de fichiers.</text:p>
        </text:list-item>
      </text:list>
      <text:p text:style-name="P1">Dans le résultat de <text:span text:style-name="T5">lsof</text:span>, on peut voir :</text:p>
      <text:list xml:id="list3958767883" text:style-name="WWNum1">
        <text:list-item>
          <text:p text:style-name="P7"><text:span text:style-name="T3">0</text:span> : <text:span text:style-name="T5">stdin</text:span> (entrée standard)</text:p>
        </text:list-item>
        <text:list-item>
          <text:p text:style-name="P35"><text:span text:style-name="T3">1</text:span> : <text:span text:style-name="T5">stdout</text:span> (sortie standard)</text:p>
        </text:list-item>
        <text:list-item>
          <text:p text:style-name="P35"><text:span text:style-name="T3">2</text:span> : <text:span text:style-name="T5">stderr</text:span> (sortie d'erreur standard)</text:p>
        </text:list-item>
        <text:list-item>
          <text:p text:style-name="P53"><text:span text:style-name="T3">TYPE</text:span> : Type du fichier (par exemple, <text:span text:style-name="T5">CHR</text:span> pour Character Device).</text:p>
        </text:list-item>
      </text:list>
      <text:p text:style-name="P92"><text:bookmark text:name="_q0b3uzmhdhrl"/><text:span text:style-name="T4">5.2 </text:span><text:span text:style-name="T6">ulimit</text:span></text:p>
      <text:p text:style-name="P1">La commande <text:span text:style-name="T5">ulimit</text:span> est utilisée pour limiter les ressources utilisées par le shell et les processus qu'il lance, telles que :</text:p>
      <text:list xml:id="list1880180058" text:style-name="WWNum5">
        <text:list-item>
          <text:p text:style-name="P8">La taille maximale des fichiers créés.</text:p>
        </text:list-item>
        <text:list-item>
          <text:p text:style-name="P36">Le nombre maximum de processus.</text:p>
        </text:list-item>
        <text:list-item>
          <text:p text:style-name="P54">La quantité de mémoire utilisée.</text:p>
        </text:list-item>
      </text:list>
      <text:p text:style-name="Standard"><draw:rect text:anchor-type="as-char" style:rel-width="100%" draw:z-index="5" draw:style-name="gr1" draw:text-style-name="P94" svg:width="0.0012in" svg:height="0.0213in"><text:p/></draw:rect></text:p>
      <text:p text:style-name="P93"><text:bookmark text:name="_fnuw2r3rdu8"/><text:span text:style-name="T2">6. Systèmes de Fichiers et Périphériques</text:span></text:p>
      <text:p text:style-name="P92"><text:bookmark text:name="_z2istsaq4r1w"/><text:span text:style-name="T4">6.1 Fichiers de Périphériques</text:span></text:p>
      <text:p text:style-name="P1">Les périphériques sont représentés par des fichiers spéciaux situés généralement dans le répertoire <text:span text:style-name="T5">/dev</text:span>. Par exemple :</text:p>
      <text:list xml:id="list3879926070" text:style-name="WWNum21">
        <text:list-item>
          <text:p text:style-name="P9"><text:span text:style-name="T3">/dev/pts/</text:span> : Représente les pseudo-terminaux (périphériques de terminal).</text:p>
        </text:list-item>
        <text:list-item>
          <text:p text:style-name="P55"><text:span text:style-name="T3">/dev/tty</text:span> : Représente le terminal contrôlant le processus.</text:p>
        </text:list-item>
      </text:list>
      <text:p text:style-name="P1">Ces fichiers permettent aux programmes d'interagir avec le matériel via le système de fichiers.</text:p>
      <text:p text:style-name="P92"><text:bookmark text:name="_4ag8v8vdk7rh"/><text:span text:style-name="T4">6.2 Types de Périphériques</text:span></text:p>
      <text:list xml:id="list1097548406" text:style-name="WWNum20">
        <text:list-item>
          <text:p text:style-name="P10"><text:soft-page-break/><text:span text:style-name="T3">CHR (Character Device)</text:span> : Périphérique de caractère qui transmet les données caractère par caractère (ex : claviers, terminaux).</text:p>
        </text:list-item>
        <text:list-item>
          <text:p text:style-name="P56"><text:span text:style-name="T3">BLK (Block Device)</text:span> : Périphérique de bloc qui transmet les données par blocs (ex : disques durs).</text:p>
        </text:list-item>
      </text:list>
      <text:p text:style-name="Standard"><draw:rect text:anchor-type="as-char" style:rel-width="100%" draw:z-index="6" draw:style-name="gr1" draw:text-style-name="P94" svg:width="0.0012in" svg:height="0.0213in"><text:p/></draw:rect></text:p>
      <text:p text:style-name="P93"><text:bookmark text:name="_pc1zpsgb3u8h"/><text:span text:style-name="T2">7. Loader et Bibliothèques</text:span></text:p>
      <text:p text:style-name="P92"><text:bookmark text:name="_qly7n42m1ftl"/><text:span text:style-name="T4">7.1 Bibliothèques Statiques et Dynamiques</text:span></text:p>
      <text:list xml:id="list31417144" text:style-name="WWNum28">
        <text:list-item>
          <text:p text:style-name="P11"><text:span text:style-name="T3">Bibliothèques statiques</text:span> : Le code de la bibliothèque est inclus dans l'exécutable au moment de la compilation.</text:p>
        </text:list-item>
        <text:list-item>
          <text:p text:style-name="P57"><text:span text:style-name="T3">Bibliothèques dynamiques</text:span> : Le code de la bibliothèque est chargé au moment de l'exécution, ce qui réduit la taille de l'exécutable et permet le partage de code.</text:p>
        </text:list-item>
      </text:list>
      <text:p text:style-name="P92"><text:bookmark text:name="_79mdfqz8m346"/><text:span text:style-name="T4">7.2 Le Loader</text:span></text:p>
      <text:p text:style-name="P1">Le <text:span text:style-name="T3">loader</text:span> est un programme responsable du chargement des exécutables en mémoire et de la résolution des dépendances des bibliothèques dynamiques.</text:p>
      <text:list xml:id="list4091775897" text:style-name="WWNum23">
        <text:list-item>
          <text:p text:style-name="P12">Exemple de loader : <text:span text:style-name="T5">/lib/ld-linux-aarch64.so.1</text:span> pour les systèmes Linux sur architecture ARM 64 bits.</text:p>
        </text:list-item>
        <text:list-item>
          <text:p text:style-name="P58">Le loader permet d'exécuter tout programme pour lequel vous avez les droits de lecture.</text:p>
        </text:list-item>
      </text:list>
      <text:p text:style-name="P1"><text:span text:style-name="T3">Caractéristiques :</text:span></text:p>
      <text:list xml:id="list2036411854" text:style-name="WWNum3">
        <text:list-item>
          <text:p text:style-name="P13">Il y a généralement <text:span text:style-name="T3">un seul loader par système d'exploitation</text:span>. Toutefois, il peut y avoir des loaders distincts pour les architectures 32 bits et 64 bits.</text:p>
        </text:list-item>
        <text:list-item>
          <text:p text:style-name="P37">Le loader est lui-même un exécutable spécial.</text:p>
        </text:list-item>
        <text:list-item>
          <text:p text:style-name="P59">Exemple de loader : <text:span text:style-name="T5">/lib64/ld-linux-x86-64.so.2</text:span> pour les systèmes Linux 64 bits sur architecture x86_64.</text:p>
        </text:list-item>
      </text:list>
      <text:p text:style-name="P71"/>
      <text:p text:style-name="Standard"><draw:rect text:anchor-type="as-char" style:rel-width="100%" draw:z-index="7" draw:style-name="gr1" draw:text-style-name="P94" svg:width="0.0012in" svg:height="0.0213in"><text:p/></draw:rect></text:p>
      <text:p text:style-name="P93"><text:bookmark text:name="_v71rmo7973mi"/><text:span text:style-name="T2">8. Utilisateurs et Permissions</text:span></text:p>
      <text:p text:style-name="P92"><text:bookmark text:name="_o1fiutu10jwi"/><text:span text:style-name="T4">8.1 Identifiants d'Utilisateur et de Groupe</text:span></text:p>
      <text:list xml:id="list536697074" text:style-name="WWNum25">
        <text:list-item>
          <text:p text:style-name="P14"><text:span text:style-name="T3">UID (User ID)</text:span> : Numéro unique attribué à chaque utilisateur.</text:p>
        </text:list-item>
        <text:list-item>
          <text:p text:style-name="P60"><text:span text:style-name="T3">GID (Group ID)</text:span> : Numéro unique attribué à chaque groupe.</text:p>
        </text:list-item>
      </text:list>
      <text:p text:style-name="P1"><text:soft-page-break/>Ces identifiants sont utilisés pour gérer les permissions d'accès aux fichiers et aux processus.</text:p>
      <text:p text:style-name="P72"><text:span text:style-name="T3">Un user</text:span> n’existe pas tant qu’il n’est pas lié à un fichier ou process, Il s’agit SEULEMENT d’une propriété de ces derniers</text:p>
      <text:p text:style-name="P1"/>
      <text:p text:style-name="P92"><text:bookmark text:name="_nbe0ou3vait9"/><text:span text:style-name="T4">8.2 Le Fichier </text:span><text:span text:style-name="T6">/etc/passwd</text:span></text:p>
      <text:p text:style-name="P1">Le fichier <text:span text:style-name="T5">/etc/passwd</text:span> contient des informations sur les utilisateurs du système :</text:p>
      <text:list xml:id="list192781031" text:style-name="WWNum7">
        <text:list-item>
          <text:p text:style-name="P15">Nom d'utilisateur.</text:p>
        </text:list-item>
        <text:list-item>
          <text:p text:style-name="P38">Mot de passe (historique, mais généralement remplacé par un <text:span text:style-name="T5">x</text:span> indiquant que le mot de passe est stocké par default dans <text:span text:style-name="T5">/etc/shadow</text:span>).</text:p>
        </text:list-item>
        <text:list-item>
          <text:p text:style-name="P38">UID et GID.</text:p>
        </text:list-item>
        <text:list-item>
          <text:p text:style-name="P61">Informations supplémentaires (nom réel, répertoire personnel, shell par défaut).</text:p>
        </text:list-item>
      </text:list>
      <text:p text:style-name="P92"><text:bookmark text:name="_6eq1y1czap7c"/><text:span text:style-name="T4">8.3 Le Fichier </text:span><text:span text:style-name="T6">/etc/shadow</text:span></text:p>
      <text:p text:style-name="P1">Le fichier <text:span text:style-name="T5">/etc/shadow</text:span> contient les mots de passe chiffrés des utilisateurs. Seul l'administrateur système (root) a accès à ce fichier pour des raisons de sécurité.</text:p>
      <text:p text:style-name="P92"><text:bookmark text:name="_udsxyck2rbvg"/><text:span text:style-name="T4">8.4 Propriétés des Fichiers</text:span></text:p>
      <text:p text:style-name="P1">Les fichiers ont des propriétaires (UID) et des groupes (GID), ainsi que des permissions définissant qui peut lire, écrire ou exécuter le fichier. Si le système ne peut pas associer un UID à un nom d'utilisateur (par exemple, si l'utilisateur a été supprimé), la commande <text:span text:style-name="T5">ls -l</text:span> affichera le numéro UID au lieu d'un nom.</text:p>
      <text:p text:style-name="Standard"><draw:rect text:anchor-type="as-char" style:rel-width="100%" draw:z-index="8" draw:style-name="gr1" draw:text-style-name="P94" svg:width="0.0012in" svg:height="0.0213in"><text:p/></draw:rect></text:p>
      <text:p text:style-name="P93"><text:bookmark text:name="_r8xbd823ucyu"/><text:span text:style-name="T2">9. Chroot et Jails et lld</text:span></text:p>
      <text:p text:style-name="P92"><text:bookmark text:name="_mmcwf8pcy5ph"/><text:span text:style-name="T4">9.1 Comprendre </text:span><text:span text:style-name="T6">chroot</text:span></text:p>
      <text:p text:style-name="P1">La commande <text:span text:style-name="T5">chroot</text:span> modifie le répertoire racine apparent (<text:span text:style-name="T5">/</text:span>) pour le processus courant et ses descendants. </text:p>
      <text:p text:style-name="P1"><text:span text:style-name="T3">chroot</text:span> est une commande Unix qui modifie le répertoire racine apparent pour un processus spécifique et ses enfants.</text:p>
      <text:p text:style-name="P1">En d'autres termes, la commande <text:span text:style-name="T5">chroot</text:span> crée un environnement confiné dans lequel le processus et ses enfants ne peuvent accéder qu'à une partie spécifique du système de fichiers, définie comme la nouvelle racine.</text:p>
      <text:p text:style-name="P1"/>
      <text:p text:style-name="P92"><text:bookmark text:name="_yi7pghe4wlee"/><text:span text:style-name="T4">9.2 Le Processus de Démarrage et </text:span><text:span text:style-name="T6">pivot_root</text:span></text:p>
      <text:p text:style-name="P1"><text:soft-page-break/>Lors du démarrage, le système utilise un <text:span text:style-name="T3">ramdisk</text:span> initial contenant les pilotes essentiels. Une fois que le système de fichiers principal est monté, il utilise <text:span text:style-name="T5">pivot_root</text:span> pour changer le répertoire racine vers le nouveau système, un processus similaire à <text:span text:style-name="T5">chroot</text:span>.</text:p>
      <text:p text:style-name="P92"><text:bookmark text:name="_8b4rfu5x9hjf"/><text:span text:style-name="T4">9.3 Les Jails</text:span></text:p>
      <text:p text:style-name="P1">Les <text:span text:style-name="T3">jails</text:span> sont une technologie utilisée pour créer des environnements virtuels isolés. Chaque jail a ses propres :</text:p>
      <text:list xml:id="list1690349248" text:style-name="WWNum10">
        <text:list-item>
          <text:p text:style-name="P16">Système de fichiers.</text:p>
        </text:list-item>
        <text:list-item>
          <text:p text:style-name="P39">Processus.</text:p>
        </text:list-item>
        <text:list-item>
          <text:p text:style-name="P62">Comptes utilisateurs, y compris un compte root séparé.</text:p>
        </text:list-item>
      </text:list>
      <text:p text:style-name="P1">Les jails offrent un niveau d'isolation plus élevé que <text:span text:style-name="T5">chroot</text:span>, car ils contrôlent également les ressources réseau, les IPC, etc.</text:p>
      <text:p text:style-name="P92"><text:bookmark text:name="_t6qiyjz481cd"/><text:span text:style-name="T4">9.4 Différences entre </text:span><text:span text:style-name="T6">chroot</text:span><text:span text:style-name="T4">, </text:span><text:span text:style-name="T6">jail</text:span><text:span text:style-name="T4">, </text:span><text:span text:style-name="T6">sysctl</text:span><text:span text:style-name="T4"> et </text:span><text:span text:style-name="T6">systemctl</text:span></text:p>
      <text:list xml:id="list3061144097" text:style-name="WWNum29">
        <text:list-item>
          <text:p text:style-name="P17"><text:span text:style-name="T7">chroot</text:span> : Change le répertoire racine apparent pour un processus.</text:p>
        </text:list-item>
        <text:list-item>
          <text:p text:style-name="P40"><text:span text:style-name="T7">jail</text:span> : Crée un environnement d'exécution isolé avec un contrôle accru sur les ressources.</text:p>
        </text:list-item>
        <text:list-item>
          <text:p text:style-name="P40"><text:span text:style-name="T7">sysctl</text:span> : Utilitaire pour afficher ou modifier les paramètres du noyau au moment de l'exécution.</text:p>
        </text:list-item>
        <text:list-item>
          <text:p text:style-name="P63"><text:span text:style-name="T7">systemctl</text:span> : Commande pour contrôler le système d'initialisation <text:span text:style-name="T5">systemd</text:span>, permettant de gérer les services, les cibles, etc.</text:p>
        </text:list-item>
      </text:list>
      <text:p text:style-name="P92"><text:bookmark text:name="_x4qxaxuwqcmi"/><text:span text:style-name="T4">9.5 La Commande </text:span><text:span text:style-name="T6">ldd</text:span></text:p>
      <text:p text:style-name="P1">La commande <text:span text:style-name="T5">ldd</text:span> (List Dynamic Dependencies) permet de lister les dépendances dynamiques d'un exécutable ou d'une bibliothèque partagée. Elle affiche les bibliothèques dynamiques requises par un programme pour s'exécuter.</text:p>
      <text:p text:style-name="P1"><text:span text:style-name="T3">Utilisation :</text:span></text:p>
      <text:list xml:id="list4022784925" text:style-name="WWNum15">
        <text:list-item>
          <text:p text:style-name="P69"><text:span text:style-name="T5">ldd [options] fichier</text:span></text:p>
        </text:list-item>
      </text:list>
      <text:p text:style-name="P1"><text:span text:style-name="T3">Exemple :</text:span></text:p>
      <text:p text:style-name="P73"><text:span text:style-name="T5">$ ldd /bin/ls</text:span></text:p>
      <text:p text:style-name="P74"/>
      <text:p text:style-name="P1"><text:span text:style-name="T3">Sortie typique :</text:span></text:p>
      <text:p text:style-name="P73"><text:span text:style-name="T5">linux-vdso.so.1 (0x00007ffd5b7f7000)</text:span></text:p>
      <text:p text:style-name="P73"><text:soft-page-break/><text:span text:style-name="T5">libc.so.6 =&gt; /lib/x86_64-linux-gnu/libc.so.6 (0x00007f6a7b3e9000)</text:span></text:p>
      <text:p text:style-name="P73"><text:span text:style-name="T5">/lib64/ld-linux-x86-64.so.2 (0x00007f6a7b5e7000)</text:span></text:p>
      <text:p text:style-name="P1"/>
      <text:p text:style-name="P1"><text:span text:style-name="T3">Interprétation :</text:span></text:p>
      <text:list xml:id="list1420200870" text:style-name="WWNum6">
        <text:list-item>
          <text:p text:style-name="P18">Les bibliothèques dynamiques requises sont listées avec un "=&gt;" indiquant leur chemin sur le système de fichiers.</text:p>
        </text:list-item>
        <text:list-item>
          <text:p text:style-name="P64">Le loader <text:span text:style-name="T5">/lib64/ld-linux-x86-64.so.2</text:span> est également mentionné, car il est nécessaire pour charger l'exécutable.</text:p>
        </text:list-item>
      </text:list>
      <text:p text:style-name="P1"><text:span text:style-name="T3">Précautions :</text:span></text:p>
      <text:list xml:id="list4066780266" text:style-name="WWNum26">
        <text:list-item>
          <text:p text:style-name="P70"><text:span text:style-name="T3">Sécurité :</text:span> <text:span text:style-name="T3">Ne pas exécuter </text:span><text:span text:style-name="T7">ldd</text:span><text:span text:style-name="T3"> sur des fichiers potentiellement vérolés ou compromis.</text:span> En effet, certains exécutables malveillants peuvent exploiter <text:span text:style-name="T5">ldd</text:span> pour exécuter du code arbitraire.</text:p>
        </text:list-item>
      </text:list>
      <text:p text:style-name="P1"><text:span text:style-name="T3">Explication :</text:span></text:p>
      <text:list xml:id="list2620441640" text:style-name="WWNum19">
        <text:list-item>
          <text:p text:style-name="P19">Lorsque vous exécutez <text:span text:style-name="T5">ldd</text:span> sur un exécutable, il peut charger et exécuter du code de l'exécutable pour déterminer les dépendances, ce qui peut être dangereux si le fichier est malveillant.</text:p>
        </text:list-item>
        <text:list-item>
          <text:p text:style-name="P65">Les commandes <text:span text:style-name="T5">objdump -p</text:span> et <text:span text:style-name="T5">readelf -d</text:span> lisent directement les informations depuis le fichier sans exécuter de code, offrant une alternative plus sûre pour inspecter les dépendances.</text:p>
        </text:list-item>
      </text:list>
      <text:p text:style-name="P73"/>
      <text:p text:style-name="Standard"><draw:rect text:anchor-type="as-char" style:rel-width="100%" draw:z-index="9" draw:style-name="gr1" draw:text-style-name="P94" svg:width="0.0012in" svg:height="0.0213in"><text:p/></draw:rect></text:p>
      <text:p text:style-name="P93"><text:bookmark text:name="_4vlcwtaz7n9h"/><text:span text:style-name="T2">10. Concepts Supplémentaires</text:span></text:p>
      <text:p text:style-name="P92"><text:bookmark text:name="_b7a2r45f00na"/><text:span text:style-name="T4">10.1 WINE et WSL</text:span></text:p>
      <text:list xml:id="list548792387" text:style-name="WWNum8">
        <text:list-item>
          <text:p text:style-name="P20"><text:span text:style-name="T3">WINE</text:span> : Acronyme de "Wine Is Not an Emulator", c'est un logiciel qui permet d'exécuter des applications Windows sur des systèmes Unix/Linux en implémentant les API Windows.</text:p>
        </text:list-item>
        <text:list-item>
          <text:p text:style-name="P41"><text:span text:style-name="T3">Proton GE</text:span> : Une version modifiée de WINE, utilisée pour améliorer la compatibilité des jeux Windows sur Linux via la plateforme Steam.</text:p>
        </text:list-item>
        <text:list-item>
          <text:p text:style-name="P66"><text:span text:style-name="T3">WSL (Windows Subsystem for Linux)</text:span> : Permet d'exécuter un environnement Linux sous Windows. WINE peut être considéré comme une sorte de reverse WSL.</text:p>
        </text:list-item>
      </text:list>
      <text:p text:style-name="P92"><text:bookmark text:name="_tzze6gkool3b"/><text:span text:style-name="T4">10.2 Caractères de Contrôle</text:span></text:p>
      <text:p text:style-name="P1">Les <text:span text:style-name="T3">caractères de contrôle</text:span> sont des caractères non imprimables utilisés pour contrôler le flux de données dans les terminaux, tels que :</text:p>
      <text:list xml:id="list3886182540" text:style-name="WWNum13">
        <text:list-item>
          <text:p text:style-name="P21">Retour chariot (<text:span text:style-name="T5">\r</text:span>).</text:p>
        </text:list-item>
        <text:list-item>
          <text:p text:style-name="P42"><text:soft-page-break/>Saut de ligne (<text:span text:style-name="T5">\n</text:span>).</text:p>
        </text:list-item>
        <text:list-item>
          <text:p text:style-name="P67">Tabulation (<text:span text:style-name="T5">\t</text:span>).</text:p>
        </text:list-item>
      </text:list>
      <text:p text:style-name="P92"><text:bookmark text:name="_4d01ggap18gs"/><text:span text:style-name="T4">10.3 Commande </text:span><text:span text:style-name="T6">tty</text:span></text:p>
      <text:p text:style-name="P1">La commande <text:span text:style-name="T5">tty</text:span> affiche le fichier de périphérique du terminal connecté au processus standard d'entrée.</text:p>
      <text:p text:style-name="Standard"><draw:rect text:anchor-type="as-char" style:rel-width="100%" draw:z-index="10" draw:style-name="gr1" draw:text-style-name="P94" svg:width="0.0012in" svg:height="0.0213in"><text:p/></draw:rect></text:p>
      <text:p text:style-name="P93"><text:bookmark text:name="_40nz4sujedya"/><text:span text:style-name="T2">11. Commandes Supplémentaires et Concepts</text:span></text:p>
      <text:p text:style-name="P92"><text:bookmark text:name="_ccchckq111p0"/><text:span text:style-name="T4">11.1 Commande </text:span><text:span text:style-name="T6">du -sh folder</text:span></text:p>
      <text:p text:style-name="P1">La commande <text:span text:style-name="T5">du</text:span> (Disk Usage) est utilisée pour estimer l'espace utilisé par des fichiers ou des répertoires.</text:p>
      <text:list xml:id="list180448309" text:style-name="WWNum18">
        <text:list-item>
          <text:p text:style-name="P22"><text:span text:style-name="T3">Syntaxe :</text:span> <text:span text:style-name="T5">du -sh dossier</text:span></text:p>
        </text:list-item>
        <text:list-item>
          <text:p text:style-name="P43"><text:span text:style-name="T3">Options :</text:span></text:p>
          <text:list>
            <text:list-item>
              <text:p text:style-name="P75"><text:span text:style-name="T5">-s</text:span> : Affiche le total pour chaque argument (résumé).</text:p>
            </text:list-item>
            <text:list-item>
              <text:p text:style-name="P82"><text:span text:style-name="T5">-h</text:span> : Affiche les tailles dans un format lisible pour l'humain (par exemple, K, M, G).</text:p>
            </text:list-item>
          </text:list>
        </text:list-item>
      </text:list>
      <text:p text:style-name="P1"><text:span text:style-name="T3">Utilisation :</text:span></text:p>
      <text:p text:style-name="P89"><text:span text:style-name="T5">$ du -sh /chemin/du/dossier</text:span></text:p>
      <text:p text:style-name="Standard"/>
      <text:p text:style-name="P1"><text:span text:style-name="T3">Fonctionnalité :</text:span></text:p>
      <text:list xml:id="list604579987" text:style-name="WWNum24">
        <text:list-item>
          <text:p text:style-name="P23">Calcule la taille totale de tous les fichiers dans un dossier donné.</text:p>
        </text:list-item>
        <text:list-item>
          <text:p text:style-name="P44">Utile pour vérifier l'espace disque utilisé par un répertoire spécifique.</text:p>
        </text:list-item>
        <text:list-item>
          <text:p text:style-name="P68">Aide à identifier les dossiers qui occupent beaucoup d'espace sur le disque.</text:p>
        </text:list-item>
      </text:list>
      <text:p text:style-name="Standard"><draw:rect text:anchor-type="as-char" style:rel-width="100%" draw:z-index="11" draw:style-name="gr1" draw:text-style-name="P94" svg:width="0.0012in" svg:height="0.0213in"><text:p/></draw:rect></text:p>
      <text:p text:style-name="P92"><text:bookmark text:name="_axekr7n8vnne"/><text:span text:style-name="T4">11.2 </text:span><text:span text:style-name="T6">debootstrap</text:span><text:span text:style-name="T4"> et Isolation avec </text:span><text:span text:style-name="T6">chroot</text:span></text:p>
      <text:p text:style-name="P1"><text:soft-page-break/><text:span text:style-name="T7">debootstrap</text:span> est un utilitaire Debian qui permet d'installer un système de base Debian dans un répertoire, sans avoir besoin d'un programme d'installation traditionnel.</text:p>
      <text:list xml:id="list3200089672" text:style-name="WWNum14">
        <text:list-item>
          <text:p text:style-name="P24"><text:span text:style-name="T3">Fonctionnalité :</text:span></text:p>
          <text:list>
            <text:list-item>
              <text:p text:style-name="P76">Télécharge les fichiers de base d'une distribution Debian (ou dérivée) dans un répertoire spécifié.</text:p>
            </text:list-item>
            <text:list-item>
              <text:p text:style-name="P83">Crée un système minimal qui peut être utilisé pour des tests, du développement ou comme base pour des conteneurs.</text:p>
            </text:list-item>
          </text:list>
        </text:list-item>
      </text:list>
      <text:p text:style-name="P1"><text:span text:style-name="T3">Utilisation :</text:span></text:p>
      <text:p text:style-name="P89"><text:span text:style-name="T3">Installation d'un système Debian minimal :<text:line-break/></text:span></text:p>
      <text:p text:style-name="P89"><text:span text:style-name="T5">$ sudo debootstrap stable /chemin/vers/le/dossier http://deb.debian.org/debian/</text:span></text:p>
      <text:list xml:id="list4270950273" text:style-name="WWNum16">
        <text:list-item>
          <text:p text:style-name="P25"><text:span text:style-name="T3">Options :</text:span></text:p>
          <text:list>
            <text:list-item>
              <text:p text:style-name="P77"><text:span text:style-name="T5">stable</text:span> : Version de Debian à installer (par exemple, <text:span text:style-name="T5">stable</text:span>, <text:span text:style-name="T5">testing</text:span>, <text:span text:style-name="T5">sid</text:span>).</text:p>
            </text:list-item>
            <text:list-item>
              <text:p text:style-name="P77"><text:span text:style-name="T5">/chemin/vers/le/dossier</text:span> : Répertoire cible où le système sera installé.</text:p>
            </text:list-item>
            <text:list-item>
              <text:p text:style-name="P84">URL du miroir Debian : Spécifie le dépôt à utiliser pour le téléchargement.</text:p>
            </text:list-item>
          </text:list>
        </text:list-item>
      </text:list>
      <text:p text:style-name="P91"><text:bookmark text:name="_d1ld9dnedred"/><text:span text:style-name="T9">Combinaison avec </text:span><text:span text:style-name="T8">chroot</text:span></text:p>
      <text:p text:style-name="P1">En combinant <text:span text:style-name="T5">debootstrap</text:span> avec <text:span text:style-name="T5">chroot</text:span>, vous pouvez créer un environnement isolé qui simule un système Debian complet.</text:p>
      <text:list xml:id="list1554806382" text:style-name="WWNum27">
        <text:list-item>
          <text:p text:style-name="P26"><text:span text:style-name="T3">Étapes :</text:span></text:p>
          <text:list>
            <text:list-item>
              <text:p text:style-name="P78">Utiliser <text:span text:style-name="T5">debootstrap</text:span> pour installer le système de base dans un répertoire.</text:p>
            </text:list-item>
            <text:list-item>
              <text:p text:style-name="P85">Utiliser <text:span text:style-name="T5">chroot</text:span> pour entrer dans cet environnement.</text:p>
            </text:list-item>
          </text:list>
        </text:list-item>
      </text:list>
      <text:p text:style-name="P89"><text:span text:style-name="T3">Exemple :<text:line-break/></text:span><text:line-break/><text:span text:style-name="T5">$ sudo debootstrap stable /srv/chroot/debian http://deb.debian.org/debian/</text:span></text:p>
      <text:p text:style-name="P89"><text:span text:style-name="T5">$ sudo chroot /srv/chroot/debian /bin/bash</text:span></text:p>
      <text:list xml:id="list64111267850810" text:continue-numbering="true" text:style-name="WWNum27">
        <text:list-item>
          <text:p text:style-name="P26"><text:span text:style-name="T3">Avantages :</text:span></text:p>
          <text:list>
            <text:list-item>
              <text:p text:style-name="P78">Permet de tester des configurations sans affecter le système hôte.</text:p>
            </text:list-item>
            <text:list-item>
              <text:p text:style-name="P85">Utile pour le développement, le test de paquets, ou la réparation de systèmes.</text:p>
            </text:list-item>
          </text:list>
        </text:list-item>
      </text:list>
      <text:p text:style-name="P91"><text:bookmark text:name="_svf4due7mky8"/><text:soft-page-break/><text:span text:style-name="T9">Limitations de </text:span><text:span text:style-name="T8">chroot</text:span></text:p>
      <text:p text:style-name="P1"><text:span text:style-name="T3">Important :</text:span> Le <text:span text:style-name="T5">chroot</text:span> ne fournit pas une isolation complète. Les limitations incluent :</text:p>
      <text:list xml:id="list2907656423" text:style-name="WWNum11">
        <text:list-item>
          <text:p text:style-name="P27"><text:span text:style-name="T3">Le </text:span><text:span text:style-name="T7">chroot</text:span><text:span text:style-name="T3"> n'isole pas le réseau :</text:span></text:p>
          <text:list>
            <text:list-item>
              <text:p text:style-name="P79">Les processus dans le chroot peuvent toujours accéder au réseau du système hôte.</text:p>
            </text:list-item>
            <text:list-item>
              <text:p text:style-name="P79">Les connexions réseau sortantes et entrantes ne sont pas bloquées par défaut.</text:p>
            </text:list-item>
          </text:list>
        </text:list-item>
        <text:list-item>
          <text:p text:style-name="P45"><text:span text:style-name="T3">Le </text:span><text:span text:style-name="T7">chroot</text:span><text:span text:style-name="T3"> n'isole pas les processus :</text:span></text:p>
          <text:list>
            <text:list-item>
              <text:p text:style-name="P79">Les processus dans le chroot sont visibles depuis le système hôte.</text:p>
            </text:list-item>
            <text:list-item>
              <text:p text:style-name="P79">Les processus du chroot peuvent interagir avec les processus du système hôte (par exemple, envoyer des signaux).</text:p>
            </text:list-item>
          </text:list>
        </text:list-item>
        <text:list-item>
          <text:p text:style-name="P45"><text:span text:style-name="T3">Le </text:span><text:span text:style-name="T7">chroot</text:span><text:span text:style-name="T3"> n'isole pas les ressources :</text:span></text:p>
          <text:list>
            <text:list-item>
              <text:p text:style-name="P79">Les processus peuvent consommer les ressources du système hôte (CPU, mémoire, stockage).</text:p>
            </text:list-item>
            <text:list-item>
              <text:p text:style-name="P86">Il n'y a pas de limites ou de quotas imposés par défaut.</text:p>
            </text:list-item>
          </text:list>
        </text:list-item>
      </text:list>
      <text:p text:style-name="Standard"><draw:rect text:anchor-type="as-char" style:rel-width="100%" draw:z-index="12" draw:style-name="gr1" draw:text-style-name="P94" svg:width="0.0012in" svg:height="0.0213in"><text:p/></draw:rect></text:p>
      <text:p text:style-name="P92"><text:bookmark text:name="_4aiiutchxbtg"/><text:span text:style-name="T4">11.3 Différence entre </text:span><text:span text:style-name="T6">su</text:span><text:span text:style-name="T4"> et </text:span><text:span text:style-name="T6">su -</text:span></text:p>
      <text:p text:style-name="P1">La commande <text:span text:style-name="T5">su</text:span> (substitute user) est utilisée pour changer d'identité d'utilisateur dans un shell. Elle est souvent utilisée pour passer à l'utilisateur <text:span text:style-name="T3">root</text:span> ou à un autre utilisateur.</text:p>
      <text:p text:style-name="P91"><text:bookmark text:name="_c6z3hbc90ucx"/><text:span text:style-name="T8">su</text:span><text:span text:style-name="T9"> (sans tiret)</text:span></text:p>
      <text:list xml:id="list4025120159" text:style-name="WWNum22">
        <text:list-item>
          <text:p text:style-name="P28"><text:span text:style-name="T3">Usage :</text:span> <text:span text:style-name="T5">su [utilisateur]</text:span></text:p>
        </text:list-item>
        <text:list-item>
          <text:p text:style-name="P46"><text:span text:style-name="T3">Fonctionnalité :</text:span></text:p>
          <text:list>
            <text:list-item>
              <text:p text:style-name="P80">Change l'utilisateur courant vers l'utilisateur spécifié (par défaut, root).</text:p>
            </text:list-item>
            <text:list-item>
              <text:p text:style-name="P80">Ne modifie pas entièrement l'environnement de l'utilisateur précédent.</text:p>
            </text:list-item>
            <text:list-item>
              <text:p text:style-name="P80">Ne recharge pas les variables d'environnement de l'utilisateur cible.</text:p>
            </text:list-item>
            <text:list-item>
              <text:p text:style-name="P87">Les variables comme <text:span text:style-name="T5">$PATH</text:span> peuvent rester celles de l'utilisateur initial, ce qui peut entraîner des problèmes d'accès aux commandes.</text:p>
            </text:list-item>
          </text:list>
        </text:list-item>
      </text:list>
      <text:p text:style-name="P89"><text:soft-page-break/><text:span text:style-name="T3">Exemple :<text:line-break/></text:span><text:line-break/><text:span text:style-name="T5">$ su root</text:span></text:p>
      <text:p text:style-name="P89"><text:span text:style-name="T5">Mot de passe :</text:span></text:p>
      <text:p text:style-name="P89"><text:span text:style-name="T5">root$ echo $PATH</text:span></text:p>
      <text:p text:style-name="P89"><text:span text:style-name="T5"># Peut afficher le PATH de l'utilisateur précédent.</text:span></text:p>
      <text:p text:style-name="P91"><text:bookmark text:name="_fafur98ha3kj"/><text:span text:style-name="T8">su -</text:span><text:span text:style-name="T9"> (avec tiret)</text:span></text:p>
      <text:list xml:id="list434406013" text:style-name="WWNum9">
        <text:list-item>
          <text:p text:style-name="P29"><text:span text:style-name="T3">Usage :</text:span> <text:span text:style-name="T5">su - [utilisateur]</text:span> ou <text:span text:style-name="T5">su -l [utilisateur]</text:span></text:p>
        </text:list-item>
        <text:list-item>
          <text:p text:style-name="P47"><text:span text:style-name="T3">Fonctionnalité :</text:span></text:p>
          <text:list>
            <text:list-item>
              <text:p text:style-name="P81">Le tiret (<text:span text:style-name="T5">-</text:span>) indique une connexion de type "login shell".</text:p>
            </text:list-item>
            <text:list-item>
              <text:p text:style-name="P81">Change l'utilisateur courant vers l'utilisateur spécifié.</text:p>
            </text:list-item>
            <text:list-item>
              <text:p text:style-name="P81">Recharge complètement l'environnement de l'utilisateur cible, y compris les variables d'environnement, le répertoire personnel, le shell par défaut.</text:p>
            </text:list-item>
            <text:list-item>
              <text:p text:style-name="P81">Simule une nouvelle session de connexion pour l'utilisateur cible.</text:p>
            </text:list-item>
            <text:list-item>
              <text:p text:style-name="P88">Les scripts de démarrage (comme <text:span text:style-name="T5">.bash_profile</text:span>, <text:span text:style-name="T5">.profile</text:span>) sont exécutés.</text:p>
            </text:list-item>
          </text:list>
        </text:list-item>
      </text:list>
      <text:p text:style-name="P89"><text:span text:style-name="T3">Exemple :<text:line-break/></text:span><text:span text:style-name="T5">$ su - root</text:span></text:p>
      <text:p text:style-name="P89"><text:span text:style-name="T5">Mot de passe :</text:span></text:p>
      <text:p text:style-name="P89"><text:span text:style-name="T5">root$ echo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8" meta:word-count="2662" meta:character-count="16915" meta:non-whitespace-character-count="14578"/>
    <meta:generator>LibreOfficeDev/6.0.5.2$Linux_X86_64 LibreOffice_project/</meta:generator>
  </office:meta>
</office:document-meta>
</file>